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9" style:family="table-cell" style:parent-style-name="Default" style:data-style-name="N21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Lien_32_hypertexte" style:data-style-name="N0">
      <style:table-cell-properties style:vertical-align="middle" fo:background-color="#FFC000"/>
      <style:text-properties fo:color="#0563C1" style:text-underline-style="solid" style:text-underline-type="single"/>
    </style:style>
    <style:style style:name="ce23" style:family="table-cell" style:parent-style-name="Default" style:data-style-name="N0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#FFC0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3.1056944444444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5"/>
        <table:table-column table:style-name="co2" table:default-cell-style-name="ce26"/>
        <table:table-column table:style-name="co3" table:default-cell-style-name="ce27"/>
        <table:table-column table:style-name="co4" table:default-cell-style-name="ce26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6"/>
        <table:table-column table:style-name="co11" table:number-columns-repeated="1015" table:default-cell-style-name="ce26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<text:s/>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, entretien RH prévu après entretien DSI positif, entretien RH et visite sur site le 22/12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13">
            <text:p>10-nov</text:p>
          </table:table-cell>
          <table:table-cell office:value-type="string" table:style-name="ce14">
            <text:p>06 10 21 90 61 MB Tavernier</text:p>
          </table:table-cell>
          <table:table-cell office:value-type="string" table:style-name="ce15">
            <text:p>Marie-Beatrice Tavernier/RH, Bernard Minevielle DSI</text:p>
          </table:table-cell>
          <table:table-cell office:value-type="string" table:style-name="ce16">
            <text:p><text:a xlink:href="mailto:Marie-Beatrice.Tavernier@britvic.com">Marie-Beatrice.Tavernier@britvic.com</text:a></text:p>
          </table:table-cell>
          <table:table-cell office:value-type="string" table:style-name="ce17">
            <text:p>Teisseire Britnic</text:p>
          </table:table-cell>
          <table:table-cell office:value-type="string" table:style-name="ce17">
            <text:p>Chef de Projets</text:p>
          </table:table-cell>
          <table:table-cell office:value-type="string" table:style-name="ce17">
            <text:p>Crolles</text:p>
          </table:table-cell>
          <table:table-cell office:value-type="string" table:style-name="ce17">
            <text:p>Client Final, Entretien avec Bernard Minevielle, peu intéressant, équipe en cours de construction, poste non défini</text:p>
          </table:table-cell>
          <table:table-cell office:value-type="string" table:style-name="ce13">
            <text:p>23/11 sur site avec Bernard Mineviell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13">
            <text:p>15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Romain Villard/Hays</text:p>
          </table:table-cell>
          <table:table-cell office:value-type="string" table:style-name="ce16">
            <text:p>r.villard@hays.fr</text:p>
          </table:table-cell>
          <table:table-cell office:value-type="string" table:style-name="ce17">
            <text:p>Cloudiway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lient final. Le poste a été annulé par Cloudiway. Pas assez de ressources financiaires</text:p>
          </table:table-cell>
          <table:table-cell office:value-type="string" table:style-name="ce13">
            <text:p>full télétravail avec présence occasionnell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linkedin/ArianeSpace</text:p>
          </table:table-cell>
          <table:table-cell office:value-type="string" table:style-name="ce15">
            <text:p>Talent.com/Sully Group(ESN)</text:p>
          </table:table-cell>
          <table:table-cell table:style-name="ce16"/>
          <table:table-cell office:value-type="string" table:style-name="ce17">
            <text:p>ArianeGroup</text:p>
          </table:table-cell>
          <table:table-cell office:value-type="string" table:style-name="ce17">
            <text:p>Chef de projet technique</text:p>
          </table:table-cell>
          <table:table-cell office:value-type="string" table:style-name="ce17">
            <text:p>Grenoble</text:p>
          </table:table-cell>
          <table:table-cell office:value-type="string" table:style-name="ce17">
            <text:p>Esn/Sully Group pour ArianeGroup</text:p>
          </table:table-cell>
          <table:table-cell office:value-type="string" table:style-name="ce13">
            <text:p>envoie de candidature par linkedin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Work Hunter elisa blanchet</text:p>
          </table:table-cell>
          <table:table-cell office:value-type="string" table:style-name="ce16">
            <text:p>e.blanchet@workhunter.fr</text:p>
          </table:table-cell>
          <table:table-cell office:value-type="string" table:style-name="ce17">
            <text:p>Thales</text:p>
          </table:table-cell>
          <table:table-cell office:value-type="string" table:style-name="ce17">
            <text:p>Architecte Computer Vision et Deep Learning</text:p>
          </table:table-cell>
          <table:table-cell office:value-type="string" table:style-name="ce17">
            <text:p>Moirans</text:p>
          </table:table-cell>
          <table:table-cell office:value-type="string" table:style-name="ce17">
            <text:p>Chasseur de tête m'a contacté par tph</text:p>
          </table:table-cell>
          <table:table-cell office:value-type="string" table:style-name="ce13">
            <text:p>Personne recrutée en intern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7T00:00:00" table:style-name="ce19">
            <text:p>17-nov</text:p>
          </table:table-cell>
          <table:table-cell office:value-type="string" table:style-name="ce20">
            <text:p>Telephone</text:p>
          </table:table-cell>
          <table:table-cell office:value-type="string" table:style-name="ce21">
            <text:p>Groupagora</text:p>
          </table:table-cell>
          <table:table-cell office:value-type="string" table:style-name="ce22">
            <text:p>h-arnoud@groupagora.fr</text:p>
          </table:table-cell>
          <table:table-cell office:value-type="string" table:style-name="ce23">
            <text:p>GroupAgora</text:p>
          </table:table-cell>
          <table:table-cell office:value-type="string" table:style-name="ce23">
            <text:p>?</text:p>
          </table:table-cell>
          <table:table-cell office:value-type="string" table:style-name="ce23">
            <text:p>?</text:p>
          </table:table-cell>
          <table:table-cell office:value-type="string" table:style-name="ce23">
            <text:p>Chasseur de tête m'a contacté par tph</text:p>
          </table:table-cell>
          <table:table-cell office:value-type="string" table:style-name="ce19">
            <text:p>Relance le 30/11 après un premier appel tph le 17/11</text:p>
          </table:table-cell>
          <table:table-cell office:value-type="string" table:style-name="ce24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13">
            <text:p>17-nov</text:p>
          </table:table-cell>
          <table:table-cell office:value-type="string" table:style-name="ce14">
            <text:p>Amilton</text:p>
          </table:table-cell>
          <table:table-cell table:style-name="ce15"/>
          <table:table-cell table:style-name="ce16"/>
          <table:table-cell office:value-type="string" table:style-name="ce17">
            <text:p>Amilton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pas de réponse au bout d'une semaine : délai fixé par Amilton pour refus</text:p>
          </table:table-cell>
          <table:table-cell table:style-name="ce13"/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13">
            <text:p>18-nov</text:p>
          </table:table-cell>
          <table:table-cell office:value-type="string" table:style-name="ce14">
            <text:p>réponse annonce/HAYS</text:p>
          </table:table-cell>
          <table:table-cell office:value-type="string" table:style-name="ce15">
            <text:p>annonce HelloWork</text:p>
          </table:table-cell>
          <table:table-cell table:style-name="ce16"/>
          <table:table-cell office:value-type="string" table:style-name="ce17">
            <text:p>Hays/HelloWork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Meylan</text:p>
          </table:table-cell>
          <table:table-cell office:value-type="string" table:style-name="ce17">
            <text:p>réponse à une annonce, Salaire trop élevé, contact avec Romain Villard</text:p>
          </table:table-cell>
          <table:table-cell office:value-type="string" table:style-name="ce13">
            <text:p>envoie d'un mail à Romain Villard suite à annonc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13">
            <text:p>23-nov</text:p>
          </table:table-cell>
          <table:table-cell office:value-type="string" table:style-name="ce14">
            <text:p>Linkedin/Solocal</text:p>
          </table:table-cell>
          <table:table-cell office:value-type="string" table:style-name="ce15">
            <text:p>réponse contact par chasseur de tête : Adréa Moisseron</text:p>
          </table:table-cell>
          <table:table-cell office:value-type="string" table:style-name="ce16">
            <text:p><text:a xlink:href="https://www.linkedin.com/in/adréa-moisseron/">https://www.linkedin.com/in/adréa-moisseron/</text:a></text:p>
          </table:table-cell>
          <table:table-cell office:value-type="string" table:style-name="ce17">
            <text:p>Solocal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réponse à contact linkedin, retour mercredi 30 pour second entretien.</text:p>
          </table:table-cell>
          <table:table-cell office:value-type="string" table:style-name="ce13">
            <text:p>entretien lundi 28/11 à 17h00, poste suspendu, reccrutement en 2023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13">
            <text:p>01-déc</text:p>
          </table:table-cell>
          <table:table-cell office:value-type="string" table:style-name="ce14">
            <text:p>reponse annonce Linkedin</text:p>
          </table:table-cell>
          <table:table-cell office:value-type="string" table:style-name="ce15">
            <text:p>Linkedin</text:p>
          </table:table-cell>
          <table:table-cell table:style-name="ce16"/>
          <table:table-cell office:value-type="string" table:style-name="ce17">
            <text:p>Decathlon Outdoor</text:p>
          </table:table-cell>
          <table:table-cell office:value-type="string" table:style-name="ce17">
            <text:p>Software Ingineering Manager</text:p>
          </table:table-cell>
          <table:table-cell office:value-type="string" table:style-name="ce17">
            <text:p>Meylan</text:p>
          </table:table-cell>
          <table:table-cell office:value-type="string" table:style-name="ce17">
            <text:p>Reponse annonce linkedin/ rejet candidature client</text:p>
          </table:table-cell>
          <table:table-cell office:value-type="string" table:style-name="ce13">
            <text:p>Entretien téléphonique avec agence de recrutement le 6/12. 2ième entretien technique prévu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13">
            <text:p>02-déc</text:p>
          </table:table-cell>
          <table:table-cell office:value-type="string" table:style-name="ce14">
            <text:p>Telephone : 07 61 81 06 29 Pauline Pinto</text:p>
          </table:table-cell>
          <table:table-cell office:value-type="string" table:style-name="ce15">
            <text:p>HR Team</text:p>
          </table:table-cell>
          <table:table-cell office:value-type="string" table:style-name="ce16">
            <text:p><text:a xlink:href="mailto:ppinto@hr-team.net">ppinto@hr-team.net</text:a></text:p>
          </table:table-cell>
          <table:table-cell office:value-type="string" table:style-name="ce17">
            <text:p>SOMFY</text:p>
          </table:table-cell>
          <table:table-cell office:value-type="string" table:style-name="ce17">
            <text:p>Chef de projets technique connaissance Cloud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ontact téléphonique, entretien Teams, consulting pendant 18 mois puis embauche Somfy. Pas intéressant</text:p>
          </table:table-cell>
          <table:table-cell office:value-type="string" table:style-name="ce13">
            <text:p>rdv teams non encore fixé, rdv prévu le 6/12 avec Adrien Jacquot le matin non présent, relance le 6/12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2T00:00:00" table:style-name="ce5">
            <text:p>12-déc</text:p>
          </table:table-cell>
          <table:table-cell office:value-type="string" table:style-name="ce6">
            <text:p>Annonce : https://fr.talent.com/view?id=8f60a73722ed</text:p>
          </table:table-cell>
          <table:table-cell office:value-type="string" table:style-name="ce7">
            <text:p>HAYS</text:p>
          </table:table-cell>
          <table:table-cell table:style-name="ce8"/>
          <table:table-cell table:style-name="ce9"/>
          <table:table-cell office:value-type="string" table:style-name="ce9">
            <text:p>Responsable Informatique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ponse annonce, dossier transmis au clien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60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Frédéric Fromager</meta:initial-creator>
    <dc:creator>Frederic Fromager</dc:creator>
    <meta:creation-date>2018-09-19T09:07:21Z</meta:creation-date>
    <dc:date>2022-12-13T10:42:53Z</dc:date>
    <meta:editing-cycles>127</meta:editing-cycles>
    <meta:editing-duration>PT127140S</meta:editing-duration>
    <meta:user-defined meta:name="MSIP_Label_23f93e5f-d3c2-49a7-ba94-15405423c204_Enabled">true</meta:user-defined>
    <meta:user-defined meta:name="MSIP_Label_23f93e5f-d3c2-49a7-ba94-15405423c204_SetDate">2022-12-13T10:42:53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cbca4c52-164c-4abf-8705-8c858a37ede2</meta:user-defined>
    <meta:user-defined meta:name="MSIP_Label_23f93e5f-d3c2-49a7-ba94-15405423c204_ContentBits">2</meta:user-defined>
  </office:meta>
</office:document-meta>
</file>